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52in"/>
    </style:style>
    <style:style style:name="co5" style:family="table-column">
      <style:table-column-properties fo:break-before="auto" style:column-width="1.342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7409in" svg:height="4.9142in" svg:x="9.765in" svg:y="0.402in">
            <draw:object draw:notify-on-update-of-ranges="Sheet1.A3:Sheet1.A16 Sheet1.A3:Sheet1.A16 Sheet1.B2:Sheet1.B2 Sheet1.B3:Sheet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04in" svg:height="3.5476in" svg:x="6.0618in" svg:y="5.5276in">
            <draw:object draw:notify-on-update-of-ranges="Sheet1.D3:Sheet1.D16 Sheet1.F3:Sheet1.F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 table:number-columns-spanned="2" table:number-rows-spanned="1">
            <text:p>bubble sort</text:p>
          </table:table-cell>
          <table:covered-table-cell/>
          <table:table-cell/>
          <table:table-cell office:value-type="string" calcext:value-type="string" table:number-columns-spanned="2" table:number-rows-spanned="1">
            <text:p>quicksort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number of words</text:p>
          </table:table-cell>
          <table:table-cell office:value-type="string" calcext:value-type="string">
            <text:p>number of accesses</text:p>
          </table:table-cell>
          <table:table-cell/>
          <table:table-cell office:value-type="string" calcext:value-type="string">
            <text:p>number of words</text:p>
          </table:table-cell>
          <table:table-cell office:value-type="string" calcext:value-type="string">
            <text:p>number of accesses</text:p>
          </table:table-cell>
          <table:table-cell/>
        </table:table-row>
        <table:table-row table:style-name="ro1">
          <table:table-cell office:value-type="float" office:value="5" calcext:value-type="float">
            <table:cell-range-source table:name="CSV_all" xlink:type="simple" xlink:href="../out_sortwords.csv" table:filter-name="Text - txt - csv (StarCalc)" table:filter-options="9/59/44,34,76,1,,0,false,false,true,false,false,0,false,false,true" table:last-column-spanned="2" table:last-row-spanned="14"/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able:cell-range-source table:name="CSV_all" xlink:type="simple" xlink:href="../out_qsortwords.csv" table:filter-name="Text - txt - csv (StarCalc)" table:filter-options="9/59/44,34,76,1,,0,false,false,true,false,false,0,false,false,true" table:last-column-spanned="2" table:last-row-spanned="14"/>
            <text:p>5</text:p>
          </table:table-cell>
          <table:table-cell office:value-type="float" office:value="30" calcext:value-type="float">
            <text:p>30</text:p>
          </table:table-cell>
          <table:table-cell table:formula="of:=[.E3]/[.D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58" calcext:value-type="float">
            <text:p>335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13" calcext:value-type="float">
            <text:p>613</text:p>
          </table:table-cell>
          <table:table-cell table:formula="of:=[.E4]/[.D4]" office:value-type="float" office:value="14.2558139534884" calcext:value-type="float">
            <text:p>14.25581395348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formula="of:=[.E5]/[.D5]"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1876" calcext:value-type="float">
            <text:p>6187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395" calcext:value-type="float">
            <text:p>5395</text:p>
          </table:table-cell>
          <table:table-cell table:formula="of:=[.E6]/[.D6]" office:value-type="float" office:value="29.8066298342541" calcext:value-type="float">
            <text:p>29.806629834254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51996" calcext:value-type="float">
            <text:p>551996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15502" calcext:value-type="float">
            <text:p>15502</text:p>
          </table:table-cell>
          <table:table-cell table:formula="of:=[.E7]/[.D7]" office:value-type="float" office:value="29.7543186180422" calcext:value-type="float">
            <text:p>29.754318618042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04392" calcext:value-type="float">
            <text:p>304392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10741" calcext:value-type="float">
            <text:p>10741</text:p>
          </table:table-cell>
          <table:table-cell table:formula="of:=[.E8]/[.D8]" office:value-type="float" office:value="27.6118251928021" calcext:value-type="float">
            <text:p>27.611825192802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8402" calcext:value-type="float">
            <text:p>3840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2593" calcext:value-type="float">
            <text:p>2593</text:p>
          </table:table-cell>
          <table:table-cell table:formula="of:=[.E9]/[.D9]" office:value-type="float" office:value="18.9270072992701" calcext:value-type="float">
            <text:p>18.92700729927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56" calcext:value-type="float">
            <text:p>245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33" calcext:value-type="float">
            <text:p>533</text:p>
          </table:table-cell>
          <table:table-cell table:formula="of:=[.E10]/[.D10]" office:value-type="float" office:value="15.2285714285714" calcext:value-type="float">
            <text:p>15.22857142857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66" calcext:value-type="float">
            <text:p>536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93" calcext:value-type="float">
            <text:p>793</text:p>
          </table:table-cell>
          <table:table-cell table:formula="of:=[.E11]/[.D11]" office:value-type="float" office:value="14.9622641509434" calcext:value-type="float">
            <text:p>14.96226415094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E12]/[.D12]"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1512" calcext:value-type="float">
            <text:p>131512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6631" calcext:value-type="float">
            <text:p>6631</text:p>
          </table:table-cell>
          <table:table-cell table:formula="of:=[.E13]/[.D13]" office:value-type="float" office:value="25.6023166023166" calcext:value-type="float">
            <text:p>25.602316602316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1680" calcext:value-type="float">
            <text:p>31680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2519" calcext:value-type="float">
            <text:p>2519</text:p>
          </table:table-cell>
          <table:table-cell table:formula="of:=[.E14]/[.D14]" office:value-type="float" office:value="19.5271317829457" calcext:value-type="float">
            <text:p>19.527131782945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178506" calcext:value-type="float">
            <text:p>1178506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28226" calcext:value-type="float">
            <text:p>28226</text:p>
          </table:table-cell>
          <table:table-cell table:formula="of:=[.E15]/[.D15]" office:value-type="float" office:value="36.5148771021992" calcext:value-type="float">
            <text:p>36.514877102199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177072" calcext:value-type="float">
            <text:p>1177072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26629" calcext:value-type="float">
            <text:p>26629</text:p>
          </table:table-cell>
          <table:table-cell table:formula="of:=[.E16]/[.D16]" office:value-type="float" office:value="34.4489003880983" calcext:value-type="float">
            <text:p>34.44890038809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/00/0000</text:date>, <text:time style:data-style-name="N2" text:time-value="16:10:22.4079836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5:39:01.994384665</meta:creation-date>
    <dc:date>2023-10-10T16:14:04.222763548</dc:date>
    <meta:editing-duration>PT32M34S</meta:editing-duration>
    <meta:editing-cycles>3</meta:editing-cycles>
    <meta:generator>LibreOffice/7.6.2.1$Linux_X86_64 LibreOffice_project/60$Build-1</meta:generator>
    <meta:document-statistic meta:table-count="1" meta:cell-count="76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03cm" svg:height="12.483cm" xlink:href=".." xlink:type="simple" chart:class="chart:scatter" chart:column-mapping="0" chart:style-name="ch1">
        <chart:legend chart:legend-position="end" svg:x="15.7cm" svg:y="5.614cm" style:legend-expansion="high" chart:style-name="ch2"/>
        <chart:plot-area chart:style-name="ch3" table:cell-range-address="Sheet1.A3:Sheet1.B16 Sheet1.B2:Sheet1.B2" chart:data-source-has-labels="both" svg:x="2.713cm" svg:y="0.818cm" svg:width="15.835cm" svg:height="11.12cm">
          <chart:coordinate-region svg:x="4.26cm" svg:y="1.057cm" svg:width="14.008cm" svg:height="10.155cm"/>
          <chart:axis chart:dimension="x" chart:name="primary-x" chart:style-name="ch4" chartooo:axis-type="auto">
            <chart:title svg:x="9.263cm" svg:y="11.843cm" chart:style-name="ch5">
              <text:p>Number of Words</text:p>
            </chart:title>
            <chart:categories table:cell-range-address="Sheet1.A3:Sheet1.A16"/>
            <chart:grid chart:style-name="ch6" chart:class="major"/>
          </chart:axis>
          <chart:axis chart:dimension="y" chart:name="primary-y" chart:style-name="ch4">
            <chart:title svg:x="1.629cm" svg:y="7.957cm" chart:style-name="ch7">
              <text:p>Number of Accesses</text:p>
            </chart:title>
            <chart:grid chart:style-name="ch6" chart:class="major"/>
          </chart:axis>
          <chart:series chart:style-name="ch8" chart:values-cell-range-address="Sheet1.B3:Sheet1.B16" chart:label-cell-address="Sheet1.B2:Sheet1.B2" chart:class="chart:scatter">
            <chart:domain table:cell-range-address="Sheet1.A3:Sheet1.A16"/>
            <chart:regression-curve chart:style-name="ch9">
              <chart:equation chart:display-equation="true" chart:display-r-square="true"/>
            </chart:regression-curve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umber of accesses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3:Sheet1.A16</svg:desc>
                </draw:g>
              </table:table-cell>
              <table:table-cell office:value-type="float" office:value="5">
                <text:p>5</text:p>
                <draw:g>
                  <svg:desc>Sheet1.A3:Sheet1.A16</svg:desc>
                </draw:g>
              </table:table-cell>
              <table:table-cell office:value-type="float" office:value="8">
                <text:p>8</text:p>
                <draw:g>
                  <svg:desc>Sheet1.B3:Sheet1.B16</svg:desc>
                </draw:g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358">
                <text:p>33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61876">
                <text:p>61876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551996">
                <text:p>551996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304392">
                <text:p>30439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38402">
                <text:p>3840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66">
                <text:p>53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31512">
                <text:p>13151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31680">
                <text:p>31680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1178506">
                <text:p>1178506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1177072">
                <text:p>11770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ogarithmic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12cm" xlink:href=".." xlink:type="simple" chart:class="chart:scatter" chart:style-name="ch1">
        <chart:legend chart:legend-position="end" svg:x="10.956cm" svg:y="3.879cm" style:legend-expansion="high" chart:style-name="ch2"/>
        <chart:plot-area chart:style-name="ch3" table:cell-range-address="Sheet1.D3:Sheet1.D16 Sheet1.F3:Sheet1.F16" svg:x="0.32cm" svg:y="0.18cm" svg:width="10.316cm" svg:height="8.652cm">
          <chart:coordinate-region svg:x="0.941cm" svg:y="0.419cm" svg:width="9.415cm" svg:height="7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3:Sheet1.F16" chart:class="chart:scatter">
            <chart:domain table:cell-range-address="Sheet1.D3:Sheet1.D16"/>
            <chart:regression-curve chart:style-name="ch8">
              <chart:equation chart:display-equation="true" chart:display-r-square="true"/>
            </chart:regression-curve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D3:Sheet1.D16</svg:desc>
                </draw:g>
              </table:table-cell>
              <table:table-cell office:value-type="float" office:value="6">
                <text:p>6</text:p>
                <draw:g>
                  <svg:desc>Sheet1.F3:Sheet1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14.2558139534884">
                <text:p>14.25581395348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1">
                <text:p>181</text:p>
              </table:table-cell>
              <table:table-cell office:value-type="float" office:value="29.8066298342541">
                <text:p>29.8066298342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1">
                <text:p>521</text:p>
              </table:table-cell>
              <table:table-cell office:value-type="float" office:value="29.7543186180422">
                <text:p>29.75431861804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9">
                <text:p>389</text:p>
              </table:table-cell>
              <table:table-cell office:value-type="float" office:value="27.6118251928021">
                <text:p>27.61182519280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7">
                <text:p>137</text:p>
              </table:table-cell>
              <table:table-cell office:value-type="float" office:value="18.9270072992701">
                <text:p>18.92700729927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5.2285714285714">
                <text:p>15.22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">
                <text:p>53</text:p>
              </table:table-cell>
              <table:table-cell office:value-type="float" office:value="14.9622641509434">
                <text:p>14.96226415094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9">
                <text:p>259</text:p>
              </table:table-cell>
              <table:table-cell office:value-type="float" office:value="25.6023166023166">
                <text:p>25.6023166023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9">
                <text:p>129</text:p>
              </table:table-cell>
              <table:table-cell office:value-type="float" office:value="19.5271317829457">
                <text:p>19.52713178294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73">
                <text:p>773</text:p>
              </table:table-cell>
              <table:table-cell office:value-type="float" office:value="36.5148771021992">
                <text:p>36.51487710219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3">
                <text:p>773</text:p>
              </table:table-cell>
              <table:table-cell office:value-type="float" office:value="34.4489003880983">
                <text:p>34.44890038809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